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2024-02-15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2023-01-23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2021-12-08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2020-12-10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2020-02-26 22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2018-02-20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2017-01-24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2016-01-12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2015-02-25 2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2014-01-07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2013-01-31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2012-01-04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2011-01-05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2010-01-18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2009-01-13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2008-01-29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2007-02-08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2006-01-05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2005-01-12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2004-02-09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2003-01-23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2002-03-07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5728" calcext:value-type="float">
            <text:p>44.3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2001-02-20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2000-02-1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99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98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97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9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9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93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9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9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89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88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86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84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83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82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82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81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81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80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79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79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7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78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77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77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75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74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72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71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70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70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69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69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68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68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6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67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66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66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65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64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6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63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62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61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60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57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56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13095002201</text:p>
          </table:table-cell>
          <table:table-cell office:value-type="string" calcext:value-type="string">
            <text:p>1955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